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13.6260416666667cm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72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as d'utilisation</text:p>
          </table:table-cell>
          <table:table-cell office:value-type="string" table:style-name="ce2">
            <text:p>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e connecter</text:p>
          </table:table-cell>
          <table:table-cell office:value-type="string" table:style-name="ce2">
            <text:p>L'utilisateur peut se connecter à l'applic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rentrer login</text:p>
          </table:table-cell>
          <table:table-cell office:value-type="string" table:style-name="ce2">
            <text:p>Lorsque l'utilisateur veut se connecter, il doit renseigner son logi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rentrer mot de passe</text:p>
          </table:table-cell>
          <table:table-cell office:value-type="string" table:style-name="ce2">
            <text:p>Lorsque l'utilisateur veut se connecter, il doit renseigner son mot de pass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ot de passe erroner</text:p>
          </table:table-cell>
          <table:table-cell office:value-type="string" table:style-name="ce2">
            <text:p>Le mot de passe renseigner par l'utilisateur peut être erroné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ot de passe oublier</text:p>
          </table:table-cell>
          <table:table-cell office:value-type="string" table:style-name="ce2">
            <text:p>L'utilisateur peut avoir oublier son mot de passe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réinitialiser mot de passe</text:p>
          </table:table-cell>
          <table:table-cell office:value-type="string" table:style-name="ce2">
            <text:p>S'il le désire l'utilisateur peut réinitialiser son mot de passe en cliquant sur "mot de passe oublié", un e-mail lui est alors envoyé avec un lien cliquable pour réinitialiser ce derni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'inscrire</text:p>
          </table:table-cell>
          <table:table-cell office:value-type="string" table:style-name="ce2">
            <text:p>L'utilisateur peut s'inscrire en renseignant un login, mot de passe et une adresse e-mai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inscription valider</text:p>
          </table:table-cell>
          <table:table-cell office:value-type="string" table:style-name="ce2">
            <text:p>Si l'utilisateur a bien renseigner les données correctement, son inscritpion est validée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inscription échouer</text:p>
          </table:table-cell>
          <table:table-cell office:value-type="string" table:style-name="ce2">
            <text:p>Si l'utilisateur a fait une erreur en renseignant ses données ou qu'un utilisateur avec le même nom existe déjà, son inscription est annulé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heter crédits</text:p>
          </table:table-cell>
          <table:table-cell office:value-type="string" table:style-name="ce2">
            <text:p>Lorsque l'utilisateur est connecté, il peut acheter des crédit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hoisir un parain</text:p>
          </table:table-cell>
          <table:table-cell office:value-type="string" table:style-name="ce2">
            <text:p>A son inscription un utilisateur peut choisir de nommer quelqu'un comme parain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proposer un filleul</text:p>
          </table:table-cell>
          <table:table-cell office:value-type="string" table:style-name="ce2">
            <text:p>Lorsque qu'un utilisateur est connecté, il peut décider de parrainner quelqu'un. Ce dernier recevra un mail contenant un lien de parrain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compagner filleul</text:p>
          </table:table-cell>
          <table:table-cell office:value-type="string" table:style-name="ce2">
            <text:p>Le parain peut décider d'accompagner son filleul lors de séanc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agner 5 crédits</text:p>
          </table:table-cell>
          <table:table-cell office:value-type="string" table:style-name="ce2">
            <text:p>Si le parain accompagne son filleul à ses deux première séances, celui-ci gagne 5 crédits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Feuil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5-10-08T16:45:51Z</meta:creation-date>
    <dc:date>2015-10-08T16:56:29Z</dc:date>
  </office:meta>
</office:document-meta>
</file>